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Geopublisher and AtlasStyler&lt;/h1&gt;</text:p>
      <text:p text:style-name="P1">&lt;h2&gt;About AtlasStyler&lt;/h2&gt;</text:p>
      <text:p text:style-name="P1">&lt;p&gt;&lt;strong&gt;AtlasStyler&lt;/strong&gt; is a user-friendly application to style geodata.&amp;nbsp;The resulting styles can be saved to XML&amp;nbsp;files that follow the OGC &lt;em&gt;SLD/SE standard 1.0.&lt;/em&gt;&lt;/p&gt;</text:p>
      <text:p text:style-name="P1">&lt;p&gt;The created SLD&amp;nbsp;files are compatibel with GeoServer, uDig, Geotools-based applications and all other programs that use the OGC SLD standard.&lt;/p&gt;</text:p>
      <text:p text:style-name="P1">&lt;p&gt;The application provides a multiplicity of intuitive dialogs that allow to create style productively - without dealing with any XML. You can apply abstract classifications like &lt;strong&gt;unique values&lt;/strong&gt;, &lt;strong&gt;colored quantiles&lt;/strong&gt; or &lt;strong&gt;equal distance&lt;/strong&gt;; additionally you have integrated access to an &lt;strong&gt;online symbol-database&lt;/strong&gt;. You can create and save symbols in the SymbolEditor and&lt;strong&gt; reuse you symbols &lt;/strong&gt;in classifications or other projects.&lt;/p&gt;</text:p>
      <text:p text:style-name="P1">&lt;h2&gt;About Geopublisher&lt;/h2&gt;</text:p>
      <text:p text:style-name="P1">&lt;p&gt;Geopublisher is an atlas authoring system which allows easy publication of &lt;strong&gt;geo-data, documents, images, videos, &lt;/strong&gt;and&lt;strong&gt; statistics&lt;/strong&gt; in form of &lt;strong&gt;digital multimedia atlases&lt;/strong&gt;. These atlases can be understood as minimal, pre-configured end-user GIS which offer selected &lt;strong&gt;functionality only where its meaningful&lt;/strong&gt;.&lt;br /&gt;</text:p>
      <text:p text:style-name="P1">Geopublisher provides tools for &lt;strong&gt;quality assurance&lt;/strong&gt; and &lt;strong&gt;multilingual meta-data management&lt;/strong&gt;. No in-depth knowledge of HTML, SLD or XML is required to create an atlas. Atlases can be &lt;strong&gt;directly published on CD, DVD, memory stick, external hard-drive &lt;/strong&gt;or the&lt;strong&gt; Internet&lt;/strong&gt;. The software is platform-independent and &lt;a href="http://en.geopublishing.org/Licenses"&gt;&lt;strong&gt;Open-Source&lt;/strong&gt;&lt;/a&gt;.&lt;/p&gt;</text:p>
      <text:p text:style-name="P1">&lt;h3&gt;Features as a glance:&lt;/h3&gt;</text:p>
      <text:p text:style-name="P1">&lt;p&gt;Geopublishing.org software has some unique features which make it especially applicable in the fields of &lt;strong&gt;international research&lt;/strong&gt;, &lt;strong&gt;participatory GIS&lt;/strong&gt;, &lt;strong&gt;capacity building&lt;/strong&gt;, and &lt;strong&gt;development cooperation&lt;/strong&gt;. These features include:&lt;/p&gt;</text:p>
      <text:p text:style-name="Normal"/>
      <text:p text:style-name="P1">&lt;ul&gt;</text:p>
      <text:p text:style-name="P1"> <text:s text:c="3"/>&lt;li&gt;Atlases created with Geopublisher are &lt;strong&gt;simplified end-user GIS&lt;/strong&gt; with selected &lt;strong&gt;functionality available only where it's meaningful&lt;/strong&gt;.&lt;/li&gt;</text:p>
      <text:p text:style-name="P1"> <text:s text:c="3"/>&lt;li&gt;Hybrid&lt;strong&gt; online and offline atlases&lt;/strong&gt; make geo-data accessible in areas beyond the &lt;strong&gt;digital divide&lt;/strong&gt;.&lt;/li&gt;</text:p>
      <text:p text:style-name="P1"> <text:s text:c="3"/>&lt;li&gt;&lt;strong&gt;Multilingual management&lt;/strong&gt; of &lt;strong&gt;meta-data&lt;/strong&gt; avoids redundancies and allows for the quick release of updated atlases.&lt;/li&gt;</text:p>
      <text:p text:style-name="P1"> <text:s text:c="3"/>&lt;li&gt;Integrated &lt;strong&gt;WYSIWYG editors&lt;/strong&gt; for &lt;strong&gt;SLD&lt;/strong&gt; and &lt;strong&gt;HTML&lt;/strong&gt; allow geopublishing without knowledge of SLD, XML or HTML.&lt;/li&gt;</text:p>
      <text:p text:style-name="P1"> <text:s text:c="3"/>&lt;li&gt;All software is &lt;a href="http://en.geopublishing.org/Licenses"&gt;Free and Open-Source Software&lt;/a&gt; compliant with OGC standards.&lt;/li&gt;</text:p>
      <text:p text:style-name="P1"> <text:s text:c="3"/>&lt;li&gt;Geopublisher + QuantumGIS + OpenOffice provide a free Open-Source Geopublishing desktop.&lt;/li&gt;</text:p>
      <text:p text:style-name="P1">&lt;/ul&gt;</text:p>
      <text:p text:style-name="P1">&lt;p&gt;Detailed feature list &lt;a href="http:// en.geopublishing.org/features"&gt;available online&lt;/a&gt;.&lt;/p&gt;</text:p>
      <text:p text:style-name="P1">&lt;h3&gt;Technical details:&lt;/h3&gt;</text:p>
      <text:p text:style-name="P1">&lt;ul&gt;</text:p>
      <text:p text:style-name="P1"> <text:s text:c="3"/>&lt;li&gt;&lt;strong&gt;Platform independence&lt;/strong&gt;: developed in &lt;strong&gt;Java&lt;/strong&gt;, Geopublisher and its atlases run on Mac OS, Windows and Linux.&lt;/li&gt;</text:p>
      <text:p text:style-name="P1"> <text:s text:c="3"/>&lt;li&gt;Styling based on &lt;strong&gt;OGC SLD&lt;/strong&gt; standard.&lt;/li&gt;</text:p>
      <text:p text:style-name="P1"> <text:s text:c="3"/>&lt;li&gt;Offline atlases run directly from any media - Java does not have to be installed.&lt;/li&gt;</text:p>
      <text:p text:style-name="P1"> <text:s text:c="3"/>&lt;li&gt;Supports &lt;strong&gt;tiled image pyramids&lt;/strong&gt; for &lt;strong&gt;big raster data&lt;/strong&gt;.&lt;/li&gt;</text:p>
      <text:p text:style-name="P1">&lt;/ul&gt;</text:p>
      <text:p text:style-name="P1">&lt;h3&gt;Support:&lt;/h3&gt;</text:p>
      <text:p text:style-name="P1">&lt;p&gt;All software is &lt;a href="http://en.geopublishing.org/Licenses"&gt;OpenSouce&lt;/a&gt; and can be downloaded from the project web page. For special challenges, the Bonn-based company &lt;a href="http://www.wikisquare.de"&gt;wikisquare&lt;/a&gt; is providing commercial support, including &lt;strong&gt;trainings&lt;/strong&gt;, special feature development, online &lt;strong&gt;atlas hosting&lt;/strong&gt; and &lt;strong&gt;complete atlas creation&lt;/strong&gt;: &lt;a href="http://www.wikisquare.de"&gt;www.wikisquare.de&lt;/a&gt;&lt;/p&gt;</text:p>
      <text:p text:style-name="Normal"><text:tab/></text:p>
      <text:p text:style-name="P1">&lt;h2&gt;Geopublisher and AtlasStyler Documentation&lt;/h2&gt;</text:p>
      <text:p text:style-name="Normal"/>
      <text:p text:style-name="P1">&lt;p&gt;The multilingual (de, en, fr) webpage at http://(en|de|fr).geopublishing.org provides a good resource for documentation about Geopublisher and AtlasStyler. Also consider to join the mailinglist for Geopublisher and AtlasStyler users: &lt;a href="http://lists.wald.intevation.org/mailman/listinfo/atlas-framework-users"&gt;atlas-framework-users&lt;/a&gt;. However, the following PDF documentation is now locally installed on your computer in folder &lt;b&gt;/usr/share/doc/geopublishing&lt;/b&gt;:&lt;/p&gt;</text:p>
      <text:p text:style-name="Normal"/>
      <text:p text:style-name="P1">&lt;h3&gt;Manuals&lt;/h3&gt;<text:tab/></text:p>
      <text:p text:style-name="Normal"/>
      <text:p text:style-name="P1">&lt;h4&gt;AtlasViewer (How to use atlases created with Geopublisher)&lt;/h4&gt;</text:p>
      <text:p text:style-name="P1">&lt;ul&gt;</text:p>
      <text:p text:style-name="P1">&lt;li&gt;&lt;a href="file:///usr/share/doc/geopublishing/AtlasViewer_v1.3_FR_Manual_090522.pdf"&gt;AtlasViewer manual, French, Created for version 1.3&lt;/a&gt;&lt;/li&gt;</text:p>
      <text:p text:style-name="P1">&lt;li&gt;&lt;a href="file:///usr/share/doc/geopublishing/AtlasViewer_v1.3_EN_Manual_090522.pdf"&gt;AtlasViewer manual, English, Created for version 1.3&lt;/a&gt;&lt;/li&gt;</text:p>
      <text:p text:style-name="P1">&lt;li&gt;&lt;a href="file:///usr/share/doc/geopublishing/AtlasViewer_v1.3_DE_Handbuch_090522.pdf"&gt;AtlasViewer manual, German, Created for version 1.3&lt;/a&gt;&lt;/li&gt;</text:p>
      <text:p text:style-name="P1">&lt;/ul&gt;</text:p>
      <text:p text:style-name="Normal"/>
      <text:p text:style-name="P1">&lt;h4&gt;AtlasStyler (Styling layers with SLD)&lt;/h4&gt;</text:p>
      <text:p text:style-name="P1">&lt;ul&gt;</text:p>
      <text:p text:style-name="P1">&lt;li&gt;&lt;a href="file:///usr/share/doc/geopublishing/AtlasStyler_v1.2_DE_Handbuch_090601.pdf"&gt;AtlasStyler manual, German, Created for version 1.2&lt;/a&gt;&lt;/li&gt;</text:p>
      <text:p text:style-name="P1">&lt;/ul&gt;</text:p>
      <text:p text:style-name="Normal"/>
      <text:p text:style-name="P1">&lt;h4&gt;Geopublisher (Create and export atlases)&lt;/h4&gt;</text:p>
      <text:p text:style-name="P1">&lt;ul&gt;</text:p>
      <text:p text:style-name="P1">&lt;li&gt;&lt;a href="file:///usr/share/doc/geopublishing/Geopublisher_v1.2_FR_Handbuch_090803.pdf"&gt;Geopublisher manual, French, Created for version 1.2&lt;/a&gt;&lt;/li&gt;</text:p>
      <text:p text:style-name="P1">&lt;li&gt;&lt;a href="file:///usr/share/doc/geopublishing/Geopublisher_v1.2_DE_Handbuch_090801.pdf"&gt;Geopublisher manual, German, Created for version 1.2&lt;/a&gt;&lt;/li&gt;</text:p>
      <text:p text:style-name="P1">&lt;/ul&gt;</text:p>
      <text:p text:style-name="Normal"/>
      <text:p text:style-name="P1">&lt;h3&gt;Tutorials&lt;/h3&gt;</text:p>
      <text:p text:style-name="P1">More tutorials are posted as blog entries at &lt;a href="http://en.geopublishing.org"&gt;www.geopublishing.org&lt;/a&gt;.</text:p>
      <text:p text:style-name="Normal"/>
      <text:p text:style-name="P1">&lt;h4&gt;Geopublisher (Create and export atlases)&lt;/h4&gt;</text:p>
      <text:p text:style-name="P1">&lt;ul&gt;</text:p>
      <text:p text:style-name="P1">&lt;li&gt;&lt;a href="file:///usr/share/doc/geopublishing/tutorial_Geopublisher_1/HandsOn-Geopublisher1_EN.pdf"&gt;First &amp;quot;Hands on Geopublisher&amp;quot; tutorial, English, Created for version 1.3&lt;/a&gt;&lt;/li&gt;</text:p>
      <text:p text:style-name="P1">&lt;li&gt;&lt;a href="file:///usr/share/doc/geopublishing/tutorial_Geopublisher_1/HandsOn-Geopublisher1_FR.pdf"&gt;First &amp;quot;Hands on Geopublisher&amp;quot; tutorial, French, Created for version 1.3&lt;/a&gt;&lt;/li&gt;</text:p>
      <text:p text:style-name="Normal"/>
      <text:p text:style-name="P1">&lt;li&gt;&lt;a href="file:///usr/share/doc/geopublishing/tutorial_Geopublisher_2/HandsOn-Geopublisher2_EN.pdf"&gt;Second &amp;quot;Hands on Geopublisher&amp;quot; tutorial, English, Created for version 1.3&lt;/a&gt;&lt;/li&gt;</text:p>
      <text:p text:style-name="P1">&lt;li&gt;&lt;a href="file:///usr/share/doc/geopublishing/tutorial_Geopublisher_2/HandsOn-Geopublisher2_FR.pdf"&gt;Second &amp;quot;Hands on Geopublisher&amp;quot; tutorial, French, Created for version 1.3&lt;/a&gt;&lt;/li&gt;</text:p>
      <text:p text:style-name="P1">&lt;/ul&gt;</text:p>
      <text:p text:style-name="Normal"/>
      <text:p text:style-name="P1">&lt;h4&gt;AtlasStyler (Styling layers with SLD)&lt;/h4&gt;</text:p>
      <text:p text:style-name="P1">&lt;ul&gt;</text:p>
      <text:p text:style-name="P1">&lt;li&gt;&lt;a href="file:///usr/share/doc/geopublishing/tutorial_AtlasStyler_Labelling/AtlasStyler_v1.3_EN_LabellingTutorial_091012.pdf"&gt;AtlasStyler Labelling tutorial, English, Created for version 1.3&lt;/a&gt;&lt;/li&gt;</text:p>
      <text:p text:style-name="P1">&lt;li&gt;&lt;a href="file:///usr/share/doc/geopublishing/tutorial_AtlasStyler_Labelling/AtlasStyler_v1.3_FR_Tutoriel_etiquetage_091012.pdf"&gt;AtlasStyler tutoriel d'&amp;eacute;tiquetage SLD, French, Created for version 1.3&lt;/a&gt;&lt;/li&gt;</text:p>
      <text:p text:style-name="P1">&lt;/ul&gt;</text:p>
      <text:p text:style-name="P1">&lt;/p&gt;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